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04mm"/>
    </style:style>
    <style:style style:name="co2" style:family="table-column">
      <style:table-column-properties fo:break-before="auto" style:column-width="76.24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68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.5pt" style:font-size-asian="10.5pt" style:font-size-complex="10.5pt"/>
    </style:style>
    <style:style style:name="ce9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wrap-option="wrap"/>
      <style:text-properties style:font-name="Arial"/>
    </style:style>
    <style:style style:name="ce4" style:family="table-cell" style:parent-style-name="Default">
      <style:text-properties style:text-outline="false" style:text-line-through-style="none" style:text-line-through-type="none" style:font-name="Arial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none" style:country-asian="none" style:font-style-asian="normal" style:font-weight-asian="normal" style:font-name-complex="Consola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font-name="Arial" fo:font-size="10.5pt" style:font-size-asian="10.5pt" style:font-size-complex="10.5pt"/>
    </style:style>
    <style:style style:name="T1" style:family="text">
      <style:text-properties fo:color="#000000" fo:font-size="9.5pt" style:font-name-asian="Consolas" style:font-name-complex="Consolas" style:font-size-asian="9.5pt" style:font-size-complex="9.5pt"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color="#000000" fo:font-size="9.5pt" style:font-name-asian="Consolas" style:font-name-complex="Consolas" style:font-size-asian="9.5pt" style:font-size-complex="9.5pt" fo:font-weight="normal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5" style:family="text">
      <style:text-properties style:font-name="Consolas" fo:font-size="9.5pt" style:font-name-asian="Consolas" style:font-name-complex="Consolas" style:font-size-asian="9.5pt" style:font-size-complex="9.5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PI-Defini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API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1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2" office:value-type="string" calcext:value-type="string">
            <text:p>https://localhost:44362/api/Product </text:p>
          </table:table-cell>
          <table:table-cell office:value-type="string" calcext:value-type="string">
            <text:p>HttpGet</text:p>
          </table:table-cell>
          <table:table-cell office:value-type="string" calcext:value-type="string">
            <text:p>To get list of all products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 office:value-type="string" calcext:value-type="string">
            <text:p>https://localhost:44362/api/Product /00be9ff1-acc6-4bb0-904b-67b280b86999</text:p>
          </table:table-cell>
          <table:table-cell table:style-name="ce4" office:value-type="string" calcext:value-type="string">
            <text:p><text:span text:style-name="T3">[HttpGet(</text:span><text:span text:style-name="T4">"{productId}"</text:span><text:span text:style-name="T5">)]</text:span></text:p>
          </table:table-cell>
          <table:table-cell table:style-name="ce5" office:value-type="string" calcext:value-type="string">
            <text:p>To get product details by product Id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2">
          <table:table-cell table:style-name="ce2" office:value-type="string" calcext:value-type="string">
            <text:p>https://localhost:44362/api/Product </text:p>
          </table:table-cell>
          <table:table-cell office:value-type="string" calcext:value-type="string">
            <text:p>HttpPost</text:p>
          </table:table-cell>
          <table:table-cell office:value-type="string" calcext:value-type="string">
            <text:p>To Insert Product related data</text:p>
          </table:table-cell>
          <table:table-cell table:number-columns-repeated="61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style-name="ce2" office:value-type="string" calcext:value-type="string">
            <text:p>https://localhost:44362/api/Product /00be9ff1-acc6-4bb0-904b-67b280b86999</text:p>
          </table:table-cell>
          <table:table-cell table:style-name="ce4" office:value-type="string" calcext:value-type="string">
            <text:p><text:span text:style-name="T3"> [HttpPut(</text:span><text:span text:style-name="T4">"{productId}"</text:span><text:span text:style-name="T5">)]</text:span></text:p>
          </table:table-cell>
          <table:table-cell table:style-name="ce5" office:value-type="string" calcext:value-type="string">
            <text:p>To Update Product details by product Id</text:p>
          </table:table-cell>
          <table:table-cell table:number-columns-repeated="61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style-name="ce2" office:value-type="string" calcext:value-type="string">
            <text:p>https://localhost:44362/api/Product /00be9ff1-acc6-4bb0-904b-67b280b86999</text:p>
          </table:table-cell>
          <table:table-cell table:style-name="ce4" office:value-type="string" calcext:value-type="string">
            <text:p><text:span text:style-name="T3">[HttpDelete(</text:span><text:span text:style-name="T4">"{productId}"</text:span><text:span text:style-name="T5">)]</text:span></text:p>
          </table:table-cell>
          <table:table-cell office:value-type="string" calcext:value-type="string">
            <text:p>To delete product by Product Id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ce9"/>
          <table:table-cell table:style-name="ce1" office:value-type="string" calcext:value-type="string">
            <text:p>Exception Handling</text:p>
          </table:table-cell>
          <table:table-cell table:style-name="ce9" table:number-columns-repeated="62"/>
        </table:table-row>
        <table:table-row table:style-name="ro1">
          <table:table-cell table:style-name="Default" table:number-columns-repeated="64"/>
        </table:table-row>
        <table:table-row table:style-name="ro5">
          <table:table-cell table:style-name="ce11" office:value-type="string" calcext:value-type="string">
            <text:p>Exception handling is done by using <text:span text:style-name="T1">UseExceptionHandler </text:span><text:span text:style-name="T2">from ExceptionHandlerExtensions class</text:span></text:p>
          </table:table-cell>
          <table:table-cell table:style-name="ce13" office:value-type="string" calcext:value-type="string">
            <text:p>For temp use..I have log exception in text files in the application</text:p>
          </table:table-cell>
          <table:table-cell table:style-name="Default"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2:02:39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5T20:04:47.253000000</meta:creation-date>
    <dc:date>2021-07-26T12:28:02.092000000</dc:date>
    <meta:editing-duration>PT26M31S</meta:editing-duration>
    <meta:editing-cycles>5</meta:editing-cycles>
    <meta:generator>LibreOffice/6.3.3.2$Windows_X86_64 LibreOffice_project/a64200df03143b798afd1ec74a12ab50359878ed</meta:generator>
    <meta:document-statistic meta:table-count="1" meta:cell-count="21" meta:object-count="0"/>
  </office:meta>
</office:document-meta>
</file>